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2cm"/>
    </style:style>
    <style:style style:name="co3" style:family="table-column">
      <style:table-column-properties fo:break-before="auto" style:column-width="2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Bad" style:base-cell-address="'From Matching'.G2"/>
    </style:style>
  </office:automatic-styles>
  <office:body>
    <office:spreadsheet>
      <table:table table:name="From Matching" table:style-name="ta1"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visibility="collapse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vintage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purchase_price</text:p>
          </table:table-cell>
          <table:table-cell table:style-name="Default"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ssagne Montrachet Lamy P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teau Grand Corbin Despagne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teau Grand Corbin Despagne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hateau Talbot (4éme cru classé)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ateau Lynch Bages 5eme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SALMANAZ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LEGRAS &amp;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LEGRAS &amp; HAAS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LAUBURGUNDER ROSÉ - INNERLEITERHOF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ANDI SÖL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ÖNNHOFF „TONSCHIEFER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„Rote Rose“ Kellerei Nals Margreid halbtroc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ETIT MANSENG - KELLEREI ST. PAULS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 Abtei Muri gries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ILIAC &amp; KRACHER ICE WINE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calcext:conditional-formats>
          <calcext:conditional-format calcext:target-range-address="'From Matching'.G2:'From Matching'.J20">
            <calcext:condition calcext:apply-style-name="Bad" calcext:value="=0" calcext:base-cell-address="'From Matching'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5T21:48:04.605494237</dc:date>
    <meta:editing-duration>PT2M34S</meta:editing-duration>
    <meta:editing-cycles>4</meta:editing-cycles>
    <meta:generator>LibreOffice/7.3.7.2$Linux_X86_64 LibreOffice_project/30$Build-2</meta:generator>
    <meta:document-statistic meta:table-count="1" meta:cell-count="159" meta:object-count="0"/>
  </office:meta>
</office:document-meta>
</file>